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007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With 10 Assignments" table:style-name="ta1" table:print-ranges="'With 10 Assignments'.A2:'With 10 Assignments'.Z71">
        <table:shapes>
          <draw:frame draw:z-index="0" draw:style-name="gr1" svg:width="8.8232in" svg:height="5.6461in" svg:x="0.163in" svg:y="6.365in">
            <draw:object draw:notify-on-update-of-ranges="'With 10 Assignments'.A2:'With 10 Assignments'.A25 'With 10 Assignments'.B2:'With 10 Assignments'.B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5173in" svg:height="8.2941in" svg:x="10.9791in" svg:y="0.1866in">
            <draw:object draw:notify-on-update-of-ranges="'With 10 Assignments'.A2:'With 10 Assignments'.A25 'With 10 Assignments'.B1:'With 10 Assignments'.B1 'With 10 Assignments'.B2:'With 10 Assignments'.B25 'With 10 Assignments'.C1:'With 10 Assignments'.C1 'With 10 Assignments'.C2:'With 10 Assignments'.C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context</text:p>
          </table:table-cell>
          <table:table-cell office:value-type="string">
            <text:p>no context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0.736451625318509">
            <text:p>0.7364516253</text:p>
          </table:table-cell>
          <table:table-cell office:value-type="float" office:value="0.939794000867204">
            <text:p>0.9397940009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0.698970004336019">
            <text:p>0.6989700043</text:p>
          </table:table-cell>
          <table:table-cell office:value-type="float" office:value="0.650514997831991">
            <text:p>0.6505149978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650514997831991">
            <text:p>0.6505149978</text:p>
          </table:table-cell>
          <table:table-cell office:value-type="float" office:value="0.40843137199002">
            <text:p>0.408431372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0.819382002601611">
            <text:p>0.8193820026</text:p>
          </table:table-cell>
          <table:table-cell office:value-type="float" office:value="0.616039627052916">
            <text:p>0.6160396271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141181741504608">
            <text:p>0.1411817415</text:p>
          </table:table-cell>
          <table:table-cell office:value-type="float" office:value="0.676245626185713">
            <text:p>0.6762456262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0.409691001300806">
            <text:p>0.4096910013</text:p>
          </table:table-cell>
          <table:table-cell office:value-type="float" office:value="0.527619872831454">
            <text:p>0.5276198728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0.638764005203223">
            <text:p>0.6387640052</text:p>
          </table:table-cell>
          <table:table-cell office:value-type="float" office:value="0.796657624451305">
            <text:p>0.7966576245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0.472903250637018">
            <text:p>0.4729032506</text:p>
          </table:table-cell>
          <table:table-cell office:value-type="float" office:value="0.40843137199002">
            <text:p>0.408431372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0">
            <text:p>0</text:p>
          </table:table-cell>
          <table:table-cell office:value-type="float" office:value="0.348225372857224">
            <text:p>0.3482253729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0.713727247168203">
            <text:p>0.7137272472</text:p>
          </table:table-cell>
          <table:table-cell office:value-type="float" office:value="0.939794000867204">
            <text:p>0.9397940009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676245626185713">
            <text:p>0.6762456262</text:p>
          </table:table-cell>
          <table:table-cell office:value-type="float" office:value="0.728306536607442">
            <text:p>0.7283065366</text:p>
          </table:table-cell>
        </table:table-row>
        <table:table-row table:style-name="ro1">
          <table:table-cell office:value-type="string">
            <text:p>invaded</text:p>
          </table:table-cell>
          <table:table-cell table:number-columns-repeated="2" office:value-type="float" office:value="0.698970004336019">
            <text:p>0.6989700043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616039627052916">
            <text:p>0.6160396271</text:p>
          </table:table-cell>
          <table:table-cell office:value-type="float" office:value="0.736451625318509">
            <text:p>0.7364516253</text:p>
          </table:table-cell>
        </table:table-row>
        <table:table-row table:style-name="ro1">
          <table:table-cell office:value-type="string">
            <text:p>combat</text:p>
          </table:table-cell>
          <table:table-cell table:number-columns-repeated="2" office:value-type="float" office:value="0.141181741504608">
            <text:p>0.1411817415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0.389972873353915">
            <text:p>0.3899728734</text:p>
          </table:table-cell>
          <table:table-cell office:value-type="float" office:value="0.590308998699194">
            <text:p>0.5903089987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856863623584101">
            <text:p>0.8568636236</text:p>
          </table:table-cell>
          <table:table-cell office:value-type="float" office:value="0.759176003468815">
            <text:p>0.7591760035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0.409691001300806">
            <text:p>0.4096910013</text:p>
          </table:table-cell>
          <table:table-cell office:value-type="float" office:value="0.616039627052916">
            <text:p>0.6160396271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819382002601611">
            <text:p>0.8193820026</text:p>
          </table:table-cell>
          <table:table-cell office:value-type="float" office:value="0.698970004336019">
            <text:p>0.6989700043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638764005203223">
            <text:p>0.6387640052</text:p>
          </table:table-cell>
          <table:table-cell office:value-type="float" office:value="0.879588001734407">
            <text:p>0.8795880017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0.51835200693763">
            <text:p>0.5183520069</text:p>
          </table:table-cell>
          <table:table-cell office:value-type="float" office:value="0.389972873353915">
            <text:p>0.3899728734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0.590308998699194">
            <text:p>0.5903089987</text:p>
          </table:table-cell>
          <table:table-cell office:value-type="float" office:value="0.713727247168203">
            <text:p>0.7137272472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616039627052916">
            <text:p>0.6160396271</text:p>
          </table:table-cell>
          <table:table-cell office:value-type="float" office:value="0.590308998699194">
            <text:p>0.5903089987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0">
            <text:p>0</text:p>
          </table:table-cell>
          <table:table-cell office:value-type="float" office:value="0.141181741504608">
            <text:p>0.1411817415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40843137199002">
            <text:p>0.408431372</text:p>
          </table:table-cell>
          <table:table-cell office:value-type="float" office:value="0.698970004336019">
            <text:p>0.6989700043</text:p>
          </table:table-cell>
        </table:table-row>
      </table:table>
      <table:table table:name="Sheet2" table:style-name="ta1" table:print="false">
        <table:shapes>
          <draw:frame draw:z-index="0" draw:style-name="gr1" svg:width="6.2988in" svg:height="3.5429in" svg:x="9.0945in" svg:y="1.737in">
            <draw:object draw:notify-on-update-of-ranges="Sheet2.C2:Sheet2.C25 Sheet2.F2:Sheet2.F2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8.9736in" svg:y="5.3528in">
            <draw:object draw:notify-on-update-of-ranges="Sheet2.B2:Sheet2.B25 Sheet2.F2:Sheet2.F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" table:number-columns-repeated="6" table:default-cell-style-name="Default"/>
        <table:table-row table:style-name="ro1">
          <table:table-cell/>
          <table:table-cell office:value-type="string">
            <text:p>No Context</text:p>
          </table:table-cell>
          <table:table-cell office:value-type="string">
            <text:p>Context</text:p>
          </table:table-cell>
          <table:table-cell office:value-type="string">
            <text:p>Cosin</text:p>
          </table:table-cell>
          <table:table-cell office:value-type="string">
            <text:p>Jaccard</text:p>
          </table:table-cell>
          <table:table-cell office:value-type="string">
            <text:p>Overlap</text:p>
          </table:table-cell>
        </table:table-row>
        <table:table-row table:style-name="ro1">
          <table:table-cell office:value-type="string">
            <text:p>intensified</text:p>
          </table:table-cell>
          <table:table-cell office:value-type="float" office:value="0.744368154500694">
            <text:p>0.7443681545</text:p>
          </table:table-cell>
          <table:table-cell office:value-type="float" office:value="0.538192642184951">
            <text:p>0.5381926422</text:p>
          </table:table-cell>
          <table:table-cell office:value-type="float" office:value="0.686332845566441">
            <text:p>0.6863328456</text:p>
          </table:table-cell>
          <table:table-cell office:value-type="float" office:value="0.242424242424242">
            <text:p>0.2424242424</text:p>
          </table:table-cell>
          <table:table-cell office:value-type="float" office:value="0.395833333333333">
            <text:p>0.3958333333</text:p>
          </table:table-cell>
        </table:table-row>
        <table:table-row table:style-name="ro1">
          <table:table-cell office:value-type="string">
            <text:p>received</text:p>
          </table:table-cell>
          <table:table-cell office:value-type="float" office:value="0.322734637267955">
            <text:p>0.3227346373</text:p>
          </table:table-cell>
          <table:table-cell office:value-type="float" office:value="0.395760049270314">
            <text:p>0.3957600493</text:p>
          </table:table-cell>
          <table:table-cell office:value-type="float" office:value="0.993437243484622">
            <text:p>0.9934372435</text:p>
          </table:table-cell>
          <table:table-cell office:value-type="float" office:value="0.454545454545455">
            <text:p>0.4545454545</text:p>
          </table:table-cell>
          <table:table-cell office:value-type="float" office:value="0.62">
            <text:p>0.62</text:p>
          </table:table-cell>
        </table:table-row>
        <table:table-row table:style-name="ro1">
          <table:table-cell office:value-type="string">
            <text:p>sovereign</text:p>
          </table:table-cell>
          <table:table-cell office:value-type="float" office:value="0.448280398010252">
            <text:p>0.448280398</text:p>
          </table:table-cell>
          <table:table-cell office:value-type="float" office:value="0.445269807252803">
            <text:p>0.4452698073</text:p>
          </table:table-cell>
          <table:table-cell office:value-type="float" office:value="0.514621867455888">
            <text:p>0.5146218675</text:p>
          </table:table-cell>
          <table:table-cell office:value-type="float" office:value="0.411764705882353">
            <text:p>0.4117647059</text:p>
          </table:table-cell>
          <table:table-cell office:value-type="float" office:value="0.448979591836735">
            <text:p>0.4489795918</text:p>
          </table:table-cell>
        </table:table-row>
        <table:table-row table:style-name="ro1">
          <table:table-cell office:value-type="string">
            <text:p>installment</text:p>
          </table:table-cell>
          <table:table-cell office:value-type="float" office:value="0.356770858871933">
            <text:p>0.3567708589</text:p>
          </table:table-cell>
          <table:table-cell office:value-type="float" office:value="0.535815795548163">
            <text:p>0.5358157955</text:p>
          </table:table-cell>
          <table:table-cell office:value-type="float" office:value="0.461347273628533">
            <text:p>0.4613472736</text:p>
          </table:table-cell>
          <table:table-cell office:value-type="float" office:value="0.4">
            <text:p>0.4</text:p>
          </table:table-cell>
          <table:table-cell office:value-type="float" office:value="0.354166666666667">
            <text:p>0.3541666667</text:p>
          </table:table-cell>
        </table:table-row>
        <table:table-row table:style-name="ro1">
          <table:table-cell office:value-type="string">
            <text:p>obligated</text:p>
          </table:table-cell>
          <table:table-cell office:value-type="float" office:value="0.415032567464653">
            <text:p>0.4150325675</text:p>
          </table:table-cell>
          <table:table-cell office:value-type="float" office:value="0.333836826249595">
            <text:p>0.3338368262</text:p>
          </table:table-cell>
          <table:table-cell office:value-type="float" office:value="0.70952389460125">
            <text:p>0.7095238946</text:p>
          </table:table-cell>
          <table:table-cell office:value-type="float" office:value="0.285714285714286">
            <text:p>0.2857142857</text:p>
          </table:table-cell>
          <table:table-cell office:value-type="float" office:value="0.5">
            <text:p>0.5</text:p>
          </table:table-cell>
        </table:table-row>
        <table:table-row table:style-name="ro1">
          <table:table-cell office:value-type="string">
            <text:p>published</text:p>
          </table:table-cell>
          <table:table-cell office:value-type="float" office:value="0.385232691697328">
            <text:p>0.3852326917</text:p>
          </table:table-cell>
          <table:table-cell office:value-type="float" office:value="0.399199309527667">
            <text:p>0.3991993095</text:p>
          </table:table-cell>
          <table:table-cell office:value-type="float" office:value="0.839048526599423">
            <text:p>0.8390485266</text:p>
          </table:table-cell>
          <table:table-cell office:value-type="float" office:value="0.166666666666667">
            <text:p>0.1666666667</text:p>
          </table:table-cell>
          <table:table-cell office:value-type="float" office:value="0.489795918367347">
            <text:p>0.4897959184</text:p>
          </table:table-cell>
        </table:table-row>
        <table:table-row table:style-name="ro1">
          <table:table-cell office:value-type="string">
            <text:p>carcass</text:p>
          </table:table-cell>
          <table:table-cell office:value-type="float" office:value="0.505811214248083">
            <text:p>0.5058112142</text:p>
          </table:table-cell>
          <table:table-cell office:value-type="float" office:value="0.424370301312617">
            <text:p>0.4243703013</text:p>
          </table:table-cell>
          <table:table-cell office:value-type="float" office:value="0.855717460459981">
            <text:p>0.8557174605</text:p>
          </table:table-cell>
          <table:table-cell office:value-type="float" office:value="0.3125">
            <text:p>0.3125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satellite</text:p>
          </table:table-cell>
          <table:table-cell office:value-type="float" office:value="0.41323775782245">
            <text:p>0.4132377578</text:p>
          </table:table-cell>
          <table:table-cell office:value-type="float" office:value="0.154812638093476">
            <text:p>0.1548126381</text:p>
          </table:table-cell>
          <table:table-cell office:value-type="float" office:value="0.993289567069583">
            <text:p>0.9932895671</text:p>
          </table:table-cell>
          <table:table-cell office:value-type="float" office:value="0.266666666666667">
            <text:p>0.2666666667</text:p>
          </table:table-cell>
          <table:table-cell office:value-type="float" office:value="0.714285714285714">
            <text:p>0.7142857143</text:p>
          </table:table-cell>
        </table:table-row>
        <table:table-row table:style-name="ro1">
          <table:table-cell office:value-type="string">
            <text:p>ancient</text:p>
          </table:table-cell>
          <table:table-cell office:value-type="float" office:value="0.214509991976996">
            <text:p>0.214509992</text:p>
          </table:table-cell>
          <table:table-cell office:value-type="float" office:value="0.0925217037153308">
            <text:p>0.0925217037</text:p>
          </table:table-cell>
          <table:table-cell office:value-type="float" office:value="0.9998148102735">
            <text:p>0.9998148103</text:p>
          </table:table-cell>
          <table:table-cell office:value-type="float" office:value="0.3">
            <text:p>0.3</text:p>
          </table:table-cell>
          <table:table-cell office:value-type="float" office:value="0.86">
            <text:p>0.86</text:p>
          </table:table-cell>
        </table:table-row>
        <table:table-row table:style-name="ro1">
          <table:table-cell office:value-type="string">
            <text:p>practice</text:p>
          </table:table-cell>
          <table:table-cell office:value-type="float" office:value="0.799324473980436">
            <text:p>0.799324474</text:p>
          </table:table-cell>
          <table:table-cell office:value-type="float" office:value="0.593954668704751">
            <text:p>0.5939546687</text:p>
          </table:table-cell>
          <table:table-cell office:value-type="float" office:value="0.87541633443331">
            <text:p>0.8754163344</text:p>
          </table:table-cell>
          <table:table-cell office:value-type="float" office:value="0.189189189189189">
            <text:p>0.1891891892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edited</text:p>
          </table:table-cell>
          <table:table-cell office:value-type="float" office:value="0.536194169952193">
            <text:p>0.53619417</text:p>
          </table:table-cell>
          <table:table-cell office:value-type="float" office:value="0.424644917264133">
            <text:p>0.4246449173</text:p>
          </table:table-cell>
          <table:table-cell office:value-type="float" office:value="0.826439304394101">
            <text:p>0.8264393044</text:p>
          </table:table-cell>
          <table:table-cell office:value-type="float" office:value="0.333333333333333">
            <text:p>0.3333333333</text:p>
          </table:table-cell>
          <table:table-cell office:value-type="float" office:value="0.571428571428571">
            <text:p>0.5714285714</text:p>
          </table:table-cell>
        </table:table-row>
        <table:table-row table:style-name="ro1">
          <table:table-cell office:value-type="string">
            <text:p>invaded</text:p>
          </table:table-cell>
          <table:table-cell office:value-type="float" office:value="0.503838284462264">
            <text:p>0.5038382845</text:p>
          </table:table-cell>
          <table:table-cell office:value-type="float" office:value="0.470836490217459">
            <text:p>0.4708364902</text:p>
          </table:table-cell>
          <table:table-cell office:value-type="float" office:value="0.9578125">
            <text:p>0.9578125</text:p>
          </table:table-cell>
          <table:table-cell office:value-type="float" office:value="0.260869565217391">
            <text:p>0.2608695652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antagonist</text:p>
          </table:table-cell>
          <table:table-cell office:value-type="float" office:value="0.413865928924534">
            <text:p>0.4138659289</text:p>
          </table:table-cell>
          <table:table-cell office:value-type="float" office:value="0.449854170677876">
            <text:p>0.4498541707</text:p>
          </table:table-cell>
          <table:table-cell office:value-type="float" office:value="0.666185186948582">
            <text:p>0.6661851869</text:p>
          </table:table-cell>
          <table:table-cell office:value-type="float" office:value="0.4">
            <text:p>0.4</text:p>
          </table:table-cell>
          <table:table-cell office:value-type="float" office:value="0.469387755102041">
            <text:p>0.4693877551</text:p>
          </table:table-cell>
        </table:table-row>
        <table:table-row table:style-name="ro1">
          <table:table-cell office:value-type="string">
            <text:p>combat</text:p>
          </table:table-cell>
          <table:table-cell office:value-type="float" office:value="0.117151887086692">
            <text:p>0.1171518871</text:p>
          </table:table-cell>
          <table:table-cell office:value-type="float" office:value="0.117151887086692">
            <text:p>0.1171518871</text:p>
          </table:table-cell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predominantly</text:p>
          </table:table-cell>
          <table:table-cell office:value-type="float" office:value="0.442932795627053">
            <text:p>0.4429327956</text:p>
          </table:table-cell>
          <table:table-cell office:value-type="float" office:value="0.279072301831647">
            <text:p>0.2790723018</text:p>
          </table:table-cell>
          <table:table-cell office:value-type="float" office:value="0.933619041220199">
            <text:p>0.9336190412</text:p>
          </table:table-cell>
          <table:table-cell office:value-type="float" office:value="0.285714285714286">
            <text:p>0.2857142857</text:p>
          </table:table-cell>
          <table:table-cell office:value-type="float" office:value="0.66">
            <text:p>0.66</text:p>
          </table:table-cell>
        </table:table-row>
        <table:table-row table:style-name="ro1">
          <table:table-cell office:value-type="string">
            <text:p>retired</text:p>
          </table:table-cell>
          <table:table-cell office:value-type="float" office:value="0.611389268164016">
            <text:p>0.6113892682</text:p>
          </table:table-cell>
          <table:table-cell office:value-type="float" office:value="0.512571297366367">
            <text:p>0.5125712974</text:p>
          </table:table-cell>
          <table:table-cell office:value-type="float" office:value="0.741619848709566">
            <text:p>0.7416198487</text:p>
          </table:table-cell>
          <table:table-cell office:value-type="float" office:value="0.125">
            <text:p>0.125</text:p>
          </table:table-cell>
          <table:table-cell office:value-type="float" office:value="0.104166666666667">
            <text:p>0.1041666667</text:p>
          </table:table-cell>
        </table:table-row>
        <table:table-row table:style-name="ro1">
          <table:table-cell office:value-type="string">
            <text:p>founded</text:p>
          </table:table-cell>
          <table:table-cell office:value-type="float" office:value="0.437454380716711">
            <text:p>0.4374543807</text:p>
          </table:table-cell>
          <table:table-cell office:value-type="float" office:value="0.278208798952999">
            <text:p>0.278208799</text:p>
          </table:table-cell>
          <table:table-cell office:value-type="float" office:value="0.899394102839033">
            <text:p>0.8993941028</text:p>
          </table:table-cell>
          <table:table-cell office:value-type="float" office:value="0.416666666666667">
            <text:p>0.4166666667</text:p>
          </table:table-cell>
          <table:table-cell office:value-type="float" office:value="0.673469387755102">
            <text:p>0.6734693878</text:p>
          </table:table-cell>
        </table:table-row>
        <table:table-row table:style-name="ro1">
          <table:table-cell office:value-type="string">
            <text:p>longevity</text:p>
          </table:table-cell>
          <table:table-cell office:value-type="float" office:value="0.753541292750726">
            <text:p>0.7535412928</text:p>
          </table:table-cell>
          <table:table-cell office:value-type="float" office:value="0.524309600822353">
            <text:p>0.5243096008</text:p>
          </table:table-cell>
          <table:table-cell office:value-type="float" office:value="0.709558565099675">
            <text:p>0.7095585651</text:p>
          </table:table-cell>
          <table:table-cell office:value-type="float" office:value="0.357142857142857">
            <text:p>0.3571428571</text:p>
          </table:table-cell>
          <table:table-cell office:value-type="float" office:value="0.36">
            <text:p>0.36</text:p>
          </table:table-cell>
        </table:table-row>
        <table:table-row table:style-name="ro1">
          <table:table-cell office:value-type="string">
            <text:p>settled</text:p>
          </table:table-cell>
          <table:table-cell office:value-type="float" office:value="0.706078347626562">
            <text:p>0.7060783476</text:p>
          </table:table-cell>
          <table:table-cell office:value-type="float" office:value="0.43601938139409">
            <text:p>0.4360193814</text:p>
          </table:table-cell>
          <table:table-cell office:value-type="float" office:value="0.838643679508982">
            <text:p>0.8386436795</text:p>
          </table:table-cell>
          <table:table-cell office:value-type="float" office:value="0.25">
            <text:p>0.25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string">
            <text:p>produced</text:p>
          </table:table-cell>
          <table:table-cell office:value-type="float" office:value="0.333376032032663">
            <text:p>0.333376032</text:p>
          </table:table-cell>
          <table:table-cell office:value-type="float" office:value="0.323072133089109">
            <text:p>0.3230721331</text:p>
          </table:table-cell>
          <table:table-cell office:value-type="float" office:value="0.959488504004464">
            <text:p>0.959488504</text:p>
          </table:table-cell>
          <table:table-cell office:value-type="float" office:value="0.285714285714286">
            <text:p>0.2857142857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string">
            <text:p>competitions</text:p>
          </table:table-cell>
          <table:table-cell office:value-type="float" office:value="0.33784415822546">
            <text:p>0.3378441582</text:p>
          </table:table-cell>
          <table:table-cell office:value-type="float" office:value="0.471306693922455">
            <text:p>0.4713066939</text:p>
          </table:table-cell>
          <table:table-cell office:value-type="float" office:value="0.965286857054951">
            <text:p>0.9652868571</text:p>
          </table:table-cell>
          <table:table-cell office:value-type="float" office:value="0.357142857142857">
            <text:p>0.3571428571</text:p>
          </table:table-cell>
          <table:table-cell office:value-type="float" office:value="0.68">
            <text:p>0.68</text:p>
          </table:table-cell>
        </table:table-row>
        <table:table-row table:style-name="ro1">
          <table:table-cell office:value-type="string">
            <text:p>footballer</text:p>
          </table:table-cell>
          <table:table-cell office:value-type="float" office:value="0.471547099084535">
            <text:p>0.4715470991</text:p>
          </table:table-cell>
          <table:table-cell office:value-type="float" office:value="0.315912761685497">
            <text:p>0.3159127617</text:p>
          </table:table-cell>
          <table:table-cell office:value-type="float" office:value="0.728912956138811">
            <text:p>0.7289129561</text:p>
          </table:table-cell>
          <table:table-cell office:value-type="float" office:value="0.416666666666667">
            <text:p>0.4166666667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string">
            <text:p>conceals</text:p>
          </table:table-cell>
          <table:table-cell office:value-type="float" office:value="0.058017941659769">
            <text:p>0.0580179417</text:p>
          </table:table-cell>
          <table:table-cell office:value-type="float" office:value="0.0250609756496057">
            <text:p>0.0250609756</text:p>
          </table:table-cell>
          <table:table-cell office:value-type="float" office:value="0.999000234916772">
            <text:p>0.9990002349</text:p>
          </table:table-cell>
          <table:table-cell office:value-type="float" office:value="0.666666666666667">
            <text:p>0.6666666667</text:p>
          </table:table-cell>
          <table:table-cell office:value-type="float" office:value="0.94">
            <text:p>0.94</text:p>
          </table:table-cell>
        </table:table-row>
        <table:table-row table:style-name="ro1">
          <table:table-cell office:value-type="string">
            <text:p>express</text:p>
          </table:table-cell>
          <table:table-cell office:value-type="float" office:value="0.491229963991742">
            <text:p>0.491229964</text:p>
          </table:table-cell>
          <table:table-cell office:value-type="float" office:value="0.356012563063097">
            <text:p>0.3560125631</text:p>
          </table:table-cell>
          <table:table-cell office:value-type="float" office:value="0.733377776641933">
            <text:p>0.7333777766</text:p>
          </table:table-cell>
          <table:table-cell office:value-type="float" office:value="0.388888888888889">
            <text:p>0.3888888889</text:p>
          </table:table-cell>
          <table:table-cell office:value-type="float" office:value="0.46">
            <text:p>0.4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in" fo:margin-bottom="0in" fo:margin-left="0in" fo:margin-right="0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6/29/2012</text:date>, <text:time>17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printed-by>Edward Pendergast</meta:printed-by>
    <meta:print-date>2012-06-26T14:26:46</meta:print-date>
    <dc:date>2012-06-29T17:19:35</dc:date>
    <dc:creator>Edward Pendergast</dc:creator>
    <meta:generator>LibreOffice/3.3$Unix LibreOffice_project/330m19$Build-401</meta:generator>
    <meta:editing-duration>PT9H45M41S</meta:editing-duration>
    <meta:editing-cycles>2</meta:editing-cycles>
    <meta:document-statistic meta:table-count="2" meta:cell-count="22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412cm" svg:height="14.342cm" xlink:href=".." xlink:type="simple" chart:class="chart:bar" chart:style-name="ch1">
        <chart:title svg:x="8.689cm" svg:y="0.422cm" chart:style-name="ch2">
          <text:p>Entropy for Context given</text:p>
        </chart:title>
        <chart:legend chart:legend-position="end" svg:x="20.095cm" svg:y="6.876cm" chart:style-name="ch3"/>
        <chart:plot-area chart:style-name="ch4" table:cell-range-address="Sheet1.A2:Sheet1.B25" chart:data-source-has-labels="column" svg:x="1.459cm" svg:y="2.059cm" svg:width="17.74cm" svg:height="11.016cm">
          <chartooo:coordinate-region svg:x="2.186cm" svg:y="2.258cm" svg:width="17.013cm" svg:height="8.424cm"/>
          <chart:axis chart:dimension="x" chart:name="primary-x" chart:style-name="ch5">
            <chart:title svg:x="9.385cm" svg:y="13.361cm" chart:style-name="ch6">
              <text:p>Target Word</text:p>
            </chart:title>
            <chart:categories table:cell-range-address="Sheet1.A2:Sheet1.A25"/>
          </chart:axis>
          <chart:axis chart:dimension="y" chart:name="primary-y" chart:style-name="ch7">
            <chart:title svg:x="0.451cm" svg:y="8.55cm" chart:style-name="ch8">
              <text:p>Entropy (0-1)</text:p>
            </chart:title>
            <chart:grid chart:style-name="ch9" chart:class="major"/>
          </chart:axis>
          <chart:series chart:style-name="ch10" chart:values-cell-range-address="Sheet1.B2:Sheet1.B25" chart:class="chart:bar">
            <chart:mean-value chart:style-name="ch11"/>
            <chart:data-point chart:repeated="2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intensified</text:p>
                <draw:g>
                  <svg:desc>Sheet1.A2:Sheet1.A25</svg:desc>
                </draw:g>
              </table:table-cell>
              <table:table-cell office:value-type="float" office:value="0.736451625318509">
                <text:p>0.736451625318509</text:p>
                <draw:g>
                  <svg:desc>Sheet1.B2:Sheet1.B25</svg:desc>
                </draw:g>
              </table:table-cell>
            </table:table-row>
            <table:table-row>
              <table:table-cell office:value-type="string">
                <text:p>received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sovereign</text:p>
              </table:table-cell>
              <table:table-cell office:value-type="float" office:value="0.650514997831991">
                <text:p>0.650514997831991</text:p>
              </table:table-cell>
            </table:table-row>
            <table:table-row>
              <table:table-cell office:value-type="string">
                <text:p>installment</text:p>
              </table:table-cell>
              <table:table-cell office:value-type="float" office:value="0.819382002601611">
                <text:p>0.819382002601611</text:p>
              </table:table-cell>
            </table:table-row>
            <table:table-row>
              <table:table-cell office:value-type="string">
                <text:p>obligated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published</text:p>
              </table:table-cell>
              <table:table-cell office:value-type="float" office:value="0.409691001300806">
                <text:p>0.409691001300806</text:p>
              </table:table-cell>
            </table:table-row>
            <table:table-row>
              <table:table-cell office:value-type="string">
                <text:p>carcass</text:p>
              </table:table-cell>
              <table:table-cell office:value-type="float" office:value="0.638764005203223">
                <text:p>0.638764005203223</text:p>
              </table:table-cell>
            </table:table-row>
            <table:table-row>
              <table:table-cell office:value-type="string">
                <text:p>satellite</text:p>
              </table:table-cell>
              <table:table-cell office:value-type="float" office:value="0.472903250637018">
                <text:p>0.472903250637018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0.713727247168203">
                <text:p>0.713727247168203</text:p>
              </table:table-cell>
            </table:table-row>
            <table:table-row>
              <table:table-cell office:value-type="string">
                <text:p>edited</text:p>
              </table:table-cell>
              <table:table-cell office:value-type="float" office:value="0.676245626185713">
                <text:p>0.676245626185713</text:p>
              </table:table-cell>
            </table:table-row>
            <table:table-row>
              <table:table-cell office:value-type="string">
                <text:p>invaded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antagonist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combat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predominantly</text:p>
              </table:table-cell>
              <table:table-cell office:value-type="float" office:value="0.389972873353915">
                <text:p>0.389972873353915</text:p>
              </table:table-cell>
            </table:table-row>
            <table:table-row>
              <table:table-cell office:value-type="string">
                <text:p>retired</text:p>
              </table:table-cell>
              <table:table-cell office:value-type="float" office:value="0.856863623584101">
                <text:p>0.856863623584101</text:p>
              </table:table-cell>
            </table:table-row>
            <table:table-row>
              <table:table-cell office:value-type="string">
                <text:p>founded</text:p>
              </table:table-cell>
              <table:table-cell office:value-type="float" office:value="0.409691001300806">
                <text:p>0.409691001300806</text:p>
              </table:table-cell>
            </table:table-row>
            <table:table-row>
              <table:table-cell office:value-type="string">
                <text:p>longevity</text:p>
              </table:table-cell>
              <table:table-cell office:value-type="float" office:value="0.819382002601611">
                <text:p>0.819382002601611</text:p>
              </table:table-cell>
            </table:table-row>
            <table:table-row>
              <table:table-cell office:value-type="string">
                <text:p>settled</text:p>
              </table:table-cell>
              <table:table-cell office:value-type="float" office:value="0.638764005203223">
                <text:p>0.638764005203223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.51835200693763">
                <text:p>0.51835200693763</text:p>
              </table:table-cell>
            </table:table-row>
            <table:table-row>
              <table:table-cell office:value-type="string">
                <text:p>competitions</text:p>
              </table:table-cell>
              <table:table-cell office:value-type="float" office:value="0.590308998699194">
                <text:p>0.590308998699194</text:p>
              </table:table-cell>
            </table:table-row>
            <table:table-row>
              <table:table-cell office:value-type="string">
                <text:p>footballer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conceal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0.40843137199002">
                <text:p>0.40843137199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 style:data-style-name="N0">
      <style:chart-properties chart:mean-valu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715cm" svg:height="21.068cm" xlink:href=".." xlink:type="simple" chart:class="chart:bar" chart:style-name="ch1">
        <chart:title svg:x="10.403cm" svg:y="0.557cm" chart:style-name="ch2">
          <text:p>Context vs No context Entropy</text:p>
        </chart:title>
        <chart:legend chart:legend-position="end" svg:x="24.292cm" svg:y="10.014cm" chart:style-name="ch3"/>
        <chart:plot-area chart:style-name="ch4" table:cell-range-address="Sheet1.A1:Sheet1.C25" chart:data-source-has-labels="both" svg:x="1.545cm" svg:y="2.599cm" svg:width="21.679cm" svg:height="17.067cm">
          <chartooo:coordinate-region svg:x="2.272cm" svg:y="2.798cm" svg:width="20.952cm" svg:height="14.475cm"/>
          <chart:axis chart:dimension="x" chart:name="primary-x" chart:style-name="ch5">
            <chart:title svg:x="11.44cm" svg:y="20.087cm" chart:style-name="ch6">
              <text:p>Target Word</text:p>
            </chart:title>
            <chart:categories table:cell-range-address="Sheet1.A2:Sheet1.A25"/>
          </chart:axis>
          <chart:axis chart:dimension="y" chart:name="primary-y" chart:style-name="ch7">
            <chart:title svg:x="0.451cm" svg:y="12.115cm" chart:style-name="ch8">
              <text:p>Entropy (0-1)</text:p>
            </chart:title>
            <chart:grid chart:style-name="ch9" chart:class="major"/>
          </chart:axis>
          <chart:series chart:style-name="ch10" chart:values-cell-range-address="Sheet1.B2:Sheet1.B25" chart:label-cell-address="Sheet1.B1:Sheet1.B1" chart:class="chart:bar">
            <chart:mean-value chart:style-name="ch11"/>
            <chart:data-point chart:repeated="24"/>
          </chart:series>
          <chart:series chart:style-name="ch12" chart:values-cell-range-address="Sheet1.C2:Sheet1.C25" chart:label-cell-address="Sheet1.C1:Sheet1.C1" chart:class="chart:bar">
            <chart:mean-value chart:style-name="ch13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text</text:p>
                <draw:g>
                  <svg:desc>Sheet1.B1:Sheet1.B1</svg:desc>
                </draw:g>
              </table:table-cell>
              <table:table-cell office:value-type="string">
                <text:p>no context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nsified</text:p>
                <draw:g>
                  <svg:desc>Sheet1.A2:Sheet1.A25</svg:desc>
                </draw:g>
              </table:table-cell>
              <table:table-cell office:value-type="float" office:value="0.736451625318509">
                <text:p>0.736451625318509</text:p>
                <draw:g>
                  <svg:desc>Sheet1.B2:Sheet1.B25</svg:desc>
                </draw:g>
              </table:table-cell>
              <table:table-cell office:value-type="float" office:value="0.939794000867204">
                <text:p>0.939794000867204</text:p>
                <draw:g>
                  <svg:desc>Sheet1.C2:Sheet1.C25</svg:desc>
                </draw:g>
              </table:table-cell>
            </table:table-row>
            <table:table-row>
              <table:table-cell office:value-type="string">
                <text:p>receiv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650514997831991">
                <text:p>0.650514997831991</text:p>
              </table:table-cell>
            </table:table-row>
            <table:table-row>
              <table:table-cell office:value-type="string">
                <text:p>sovereign</text:p>
              </table:table-cell>
              <table:table-cell office:value-type="float" office:value="0.650514997831991">
                <text:p>0.650514997831991</text:p>
              </table:table-cell>
              <table:table-cell office:value-type="float" office:value="0.40843137199002">
                <text:p>0.40843137199002</text:p>
              </table:table-cell>
            </table:table-row>
            <table:table-row>
              <table:table-cell office:value-type="string">
                <text:p>installment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obligated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676245626185713">
                <text:p>0.676245626185713</text:p>
              </table:table-cell>
            </table:table-row>
            <table:table-row>
              <table:table-cell office:value-type="string">
                <text:p>publish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527619872831454">
                <text:p>0.527619872831454</text:p>
              </table:table-cell>
            </table:table-row>
            <table:table-row>
              <table:table-cell office:value-type="string">
                <text:p>carcass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796657624451305">
                <text:p>0.796657624451305</text:p>
              </table:table-cell>
            </table:table-row>
            <table:table-row>
              <table:table-cell office:value-type="string">
                <text:p>satellite</text:p>
              </table:table-cell>
              <table:table-cell office:value-type="float" office:value="0.472903250637018">
                <text:p>0.472903250637018</text:p>
              </table:table-cell>
              <table:table-cell office:value-type="float" office:value="0.40843137199002">
                <text:p>0.40843137199002</text:p>
              </table:table-cell>
            </table:table-row>
            <table:table-row>
              <table:table-cell office:value-type="string">
                <text:p>ancient</text:p>
              </table:table-cell>
              <table:table-cell office:value-type="float" office:value="0">
                <text:p>0</text:p>
              </table:table-cell>
              <table:table-cell office:value-type="float" office:value="0.348225372857224">
                <text:p>0.348225372857224</text:p>
              </table:table-cell>
            </table:table-row>
            <table:table-row>
              <table:table-cell office:value-type="string">
                <text:p>practice</text:p>
              </table:table-cell>
              <table:table-cell office:value-type="float" office:value="0.713727247168203">
                <text:p>0.713727247168203</text:p>
              </table:table-cell>
              <table:table-cell office:value-type="float" office:value="0.939794000867204">
                <text:p>0.939794000867204</text:p>
              </table:table-cell>
            </table:table-row>
            <table:table-row>
              <table:table-cell office:value-type="string">
                <text:p>edited</text:p>
              </table:table-cell>
              <table:table-cell office:value-type="float" office:value="0.676245626185713">
                <text:p>0.676245626185713</text:p>
              </table:table-cell>
              <table:table-cell office:value-type="float" office:value="0.728306536607442">
                <text:p>0.728306536607442</text:p>
              </table:table-cell>
            </table:table-row>
            <table:table-row>
              <table:table-cell office:value-type="string">
                <text:p>invaded</text:p>
              </table:table-cell>
              <table:table-cell office:value-type="float" office:value="0.698970004336019">
                <text:p>0.698970004336019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antagonist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736451625318509">
                <text:p>0.736451625318509</text:p>
              </table:table-cell>
            </table:table-row>
            <table:table-row>
              <table:table-cell office:value-type="string">
                <text:p>combat</text:p>
              </table:table-cell>
              <table:table-cell office:value-type="float" office:value="0.141181741504608">
                <text:p>0.141181741504608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predominantly</text:p>
              </table:table-cell>
              <table:table-cell office:value-type="float" office:value="0.389972873353915">
                <text:p>0.389972873353915</text:p>
              </table:table-cell>
              <table:table-cell office:value-type="float" office:value="0.590308998699194">
                <text:p>0.590308998699194</text:p>
              </table:table-cell>
            </table:table-row>
            <table:table-row>
              <table:table-cell office:value-type="string">
                <text:p>retired</text:p>
              </table:table-cell>
              <table:table-cell office:value-type="float" office:value="0.856863623584101">
                <text:p>0.856863623584101</text:p>
              </table:table-cell>
              <table:table-cell office:value-type="float" office:value="0.759176003468815">
                <text:p>0.759176003468815</text:p>
              </table:table-cell>
            </table:table-row>
            <table:table-row>
              <table:table-cell office:value-type="string">
                <text:p>founded</text:p>
              </table:table-cell>
              <table:table-cell office:value-type="float" office:value="0.409691001300806">
                <text:p>0.409691001300806</text:p>
              </table:table-cell>
              <table:table-cell office:value-type="float" office:value="0.616039627052916">
                <text:p>0.616039627052916</text:p>
              </table:table-cell>
            </table:table-row>
            <table:table-row>
              <table:table-cell office:value-type="string">
                <text:p>longevity</text:p>
              </table:table-cell>
              <table:table-cell office:value-type="float" office:value="0.819382002601611">
                <text:p>0.819382002601611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string">
                <text:p>settled</text:p>
              </table:table-cell>
              <table:table-cell office:value-type="float" office:value="0.638764005203223">
                <text:p>0.638764005203223</text:p>
              </table:table-cell>
              <table:table-cell office:value-type="float" office:value="0.879588001734407">
                <text:p>0.879588001734407</text:p>
              </table:table-cell>
            </table:table-row>
            <table:table-row>
              <table:table-cell office:value-type="string">
                <text:p>produced</text:p>
              </table:table-cell>
              <table:table-cell office:value-type="float" office:value="0.51835200693763">
                <text:p>0.51835200693763</text:p>
              </table:table-cell>
              <table:table-cell office:value-type="float" office:value="0.389972873353915">
                <text:p>0.389972873353915</text:p>
              </table:table-cell>
            </table:table-row>
            <table:table-row>
              <table:table-cell office:value-type="string">
                <text:p>competitions</text:p>
              </table:table-cell>
              <table:table-cell office:value-type="float" office:value="0.590308998699194">
                <text:p>0.590308998699194</text:p>
              </table:table-cell>
              <table:table-cell office:value-type="float" office:value="0.713727247168203">
                <text:p>0.713727247168203</text:p>
              </table:table-cell>
            </table:table-row>
            <table:table-row>
              <table:table-cell office:value-type="string">
                <text:p>footballer</text:p>
              </table:table-cell>
              <table:table-cell office:value-type="float" office:value="0.616039627052916">
                <text:p>0.616039627052916</text:p>
              </table:table-cell>
              <table:table-cell office:value-type="float" office:value="0.590308998699194">
                <text:p>0.590308998699194</text:p>
              </table:table-cell>
            </table:table-row>
            <table:table-row>
              <table:table-cell office:value-type="string">
                <text:p>conceals</text:p>
              </table:table-cell>
              <table:table-cell office:value-type="float" office:value="0">
                <text:p>0</text:p>
              </table:table-cell>
              <table:table-cell office:value-type="float" office:value="0.141181741504608">
                <text:p>0.141181741504608</text:p>
              </table:table-cell>
            </table:table-row>
            <table:table-row>
              <table:table-cell office:value-type="string">
                <text:p>express</text:p>
              </table:table-cell>
              <table:table-cell office:value-type="float" office:value="0.40843137199002">
                <text:p>0.40843137199002</text:p>
              </table:table-cell>
              <table:table-cell office:value-type="float" office:value="0.698970004336019">
                <text:p>0.6989700043360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5cm" svg:y="0.316cm" chart:style-name="ch2">
          <text:p>Context entropy vs Overlap</text:p>
        </chart:title>
        <chart:plot-area chart:style-name="ch3" table:cell-range-address="Sheet2.C2:Sheet2.C25 Sheet2.F2:Sheet2.F25" svg:x="1.331cm" svg:y="1.635cm" svg:width="14.029cm" svg:height="6.204cm">
          <chartooo:coordinate-region svg:x="2.058cm" svg:y="1.834cm" svg:width="13.208cm" svg:height="5.358cm"/>
          <chart:axis chart:dimension="x" chart:name="primary-x" chart:style-name="ch4">
            <chart:title svg:x="7.759cm" svg:y="8.019cm" chart:style-name="ch5">
              <text:p>entropy</text:p>
            </chart:title>
          </chart:axis>
          <chart:axis chart:dimension="y" chart:name="primary-y" chart:style-name="ch6">
            <chart:title svg:x="0.451cm" svg:y="5.323cm" chart:style-name="ch7">
              <text:p>overlap</text:p>
            </chart:title>
            <chart:grid chart:style-name="ch8" chart:class="major"/>
          </chart:axis>
          <chart:series chart:style-name="ch9" chart:values-cell-range-address="Sheet2.F2:Sheet2.F25" chart:class="chart:scatter">
            <chart:domain table:cell-range-address="Sheet2.C2:Sheet2.C25"/>
            <chart:regression-curve chart:style-name="ch10">
              <chart:equation chart:display-equation="false" chart:display-r-square="true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8192642184951">
                <text:p>0.538192642184951</text:p>
                <draw:g>
                  <svg:desc>Sheet2.C2:Sheet2.C25</svg:desc>
                </draw:g>
              </table:table-cell>
              <table:table-cell office:value-type="float" office:value="0.395833333333333">
                <text:p>0.395833333333333</text:p>
                <draw:g>
                  <svg:desc>Sheet2.F2:Sheet2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95760049270314">
                <text:p>0.3957600492703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5269807252803">
                <text:p>0.445269807252803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5815795548163">
                <text:p>0.535815795548163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3836826249595">
                <text:p>0.33383682624959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9199309527667">
                <text:p>0.399199309527667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24370301312617">
                <text:p>0.424370301312617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54812638093476">
                <text:p>0.154812638093476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925217037153308">
                <text:p>0.0925217037153308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3954668704751">
                <text:p>0.59395466870475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4644917264133">
                <text:p>0.42464491726413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70836490217459">
                <text:p>0.470836490217459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49854170677876">
                <text:p>0.449854170677876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79072301831647">
                <text:p>0.279072301831647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12571297366367">
                <text:p>0.512571297366367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78208798952999">
                <text:p>0.278208798952999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4309600822353">
                <text:p>0.524309600822353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3601938139409">
                <text:p>0.43601938139409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23072133089109">
                <text:p>0.323072133089109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71306693922455">
                <text:p>0.471306693922455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15912761685497">
                <text:p>0.31591276168549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50609756496057">
                <text:p>0.0250609756496057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56012563063097">
                <text:p>0.356012563063097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993cm" svg:y="0.316cm" chart:style-name="ch2">
          <text:p>No Context Entropy vs Overlap</text:p>
        </chart:title>
        <chart:plot-area chart:style-name="ch3" table:cell-range-address="Sheet2.B2:Sheet2.B25 Sheet2.F2:Sheet2.F25" svg:x="1.331cm" svg:y="1.635cm" svg:width="14.029cm" svg:height="6.204cm">
          <chartooo:coordinate-region svg:x="2.058cm" svg:y="1.834cm" svg:width="13.208cm" svg:height="5.358cm"/>
          <chart:axis chart:dimension="x" chart:name="primary-x" chart:style-name="ch4">
            <chart:title svg:x="7.745cm" svg:y="8.019cm" chart:style-name="ch5">
              <text:p>Entropy</text:p>
            </chart:title>
          </chart:axis>
          <chart:axis chart:dimension="y" chart:name="primary-y" chart:style-name="ch6">
            <chart:title svg:x="0.451cm" svg:y="5.35cm" chart:style-name="ch7">
              <text:p>Overlap</text:p>
            </chart:title>
            <chart:grid chart:style-name="ch8" chart:class="major"/>
          </chart:axis>
          <chart:series chart:style-name="ch9" chart:values-cell-range-address="Sheet2.F2:Sheet2.F25" chart:class="chart:scatter">
            <chart:domain table:cell-range-address="Sheet2.B2:Sheet2.B25"/>
            <chart:regression-curve chart:style-name="ch10">
              <chart:equation chart:display-equation="false" chart:display-r-square="true"/>
            </chart:regression-curve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4368154500694">
                <text:p>0.744368154500694</text:p>
                <draw:g>
                  <svg:desc>Sheet2.B2:Sheet2.B25</svg:desc>
                </draw:g>
              </table:table-cell>
              <table:table-cell office:value-type="float" office:value="0.395833333333333">
                <text:p>0.395833333333333</text:p>
                <draw:g>
                  <svg:desc>Sheet2.F2:Sheet2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22734637267955">
                <text:p>0.322734637267955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8280398010252">
                <text:p>0.448280398010252</text:p>
              </table:table-cell>
              <table:table-cell office:value-type="float" office:value="0.448979591836735">
                <text:p>0.4489795918367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56770858871933">
                <text:p>0.356770858871933</text:p>
              </table:table-cell>
              <table:table-cell office:value-type="float" office:value="0.354166666666667">
                <text:p>0.3541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15032567464653">
                <text:p>0.415032567464653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85232691697328">
                <text:p>0.385232691697328</text:p>
              </table:table-cell>
              <table:table-cell office:value-type="float" office:value="0.489795918367347">
                <text:p>0.489795918367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05811214248083">
                <text:p>0.50581121424808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1323775782245">
                <text:p>0.41323775782245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14509991976996">
                <text:p>0.214509991976996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99324473980436">
                <text:p>0.79932447398043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36194169952193">
                <text:p>0.536194169952193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03838284462264">
                <text:p>0.503838284462264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13865928924534">
                <text:p>0.413865928924534</text:p>
              </table:table-cell>
              <table:table-cell office:value-type="float" office:value="0.469387755102041">
                <text:p>0.469387755102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17151887086692">
                <text:p>0.117151887086692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2932795627053">
                <text:p>0.442932795627053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11389268164016">
                <text:p>0.611389268164016</text:p>
              </table:table-cell>
              <table:table-cell office:value-type="float" office:value="0.104166666666667">
                <text:p>0.1041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37454380716711">
                <text:p>0.437454380716711</text:p>
              </table:table-cell>
              <table:table-cell office:value-type="float" office:value="0.673469387755102">
                <text:p>0.673469387755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53541292750726">
                <text:p>0.753541292750726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06078347626562">
                <text:p>0.706078347626562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33376032032663">
                <text:p>0.333376032032663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3784415822546">
                <text:p>0.33784415822546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1547099084535">
                <text:p>0.47154709908453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017941659769">
                <text:p>0.058017941659769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91229963991742">
                <text:p>0.491229963991742</text:p>
              </table:table-cell>
              <table:table-cell office:value-type="float" office:value="0.46">
                <text:p>0.4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